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>
            <draw:frame table:end-cell-address="Sheet1.J22" table:end-x="1.493cm" table:end-y="0.29cm" draw:z-index="0" draw:style-name="gr1" draw:text-style-name="P1" svg:width="15.999cm" svg:height="8.999cm" svg:x="1.301cm" svg:y="0.147cm">
              <draw:object draw:notify-on-update-of-ranges="Sheet1.A2:Sheet1.A21 Sheet1.B1:Sheet1.B1 Sheet1.B2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7987942695618">
            <text:p>0.167987942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.650031924248">
            <text:p>152.650031924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.828693985939">
            <text:p>57.82869398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2.017542004585">
            <text:p>122.017542004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3.617745995522">
            <text:p>213.617745995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3.346557974815">
            <text:p>333.34655797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4.185574054718">
            <text:p>484.185574054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9.715189933777">
            <text:p>649.715189933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2.815230965614">
            <text:p>852.815230965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77.07023191452">
            <text:p>1077.07023191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19.96327710152">
            <text:p>1319.963277101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96.97655403614">
            <text:p>1596.97655403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97.64308106899">
            <text:p>1897.64308106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234.81048989296">
            <text:p>2234.81048989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37.21906304359">
            <text:p>2637.219063043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19.60599696636">
            <text:p>3019.605996966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9.85906398296">
            <text:p>3409.85906398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46.38030898571">
            <text:p>3846.38030898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296.91866397858">
            <text:p>4296.918663978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780.1405800581">
            <text:p>4780.140580058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0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0:20:14</dc:date>
    <dc:creator>Tom Lightfoot</dc:creator>
    <meta:generator>OpenOffice/4.1.5$Unix OpenOffice.org_project/415m1$Build-9789</meta:generator>
    <meta:editing-duration>PT21M</meta:editing-duration>
    <meta:editing-cycles>1</meta:editing-cycles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96cm" svg:y="0.315cm" chart:style-name="ch2">
          <text:p>Duplicates Find and Push</text:p>
        </chart:title>
        <chart:legend chart:legend-position="end" svg:x="12.509cm" svg:y="4.203cm" style:legend-expansion="high" chart:style-name="ch3"/>
        <chart:plot-area chart:style-name="ch4" table:cell-range-address="Sheet1.A1:Sheet1.B21" chart:data-source-has-labels="both" svg:x="1.307cm" svg:y="1.64cm" svg:width="10.562cm" svg:height="6.223cm">
          <chartooo:coordinate-region svg:x="2.343cm" svg:y="1.837cm" svg:width="9.328cm" svg:height="5.383cm"/>
          <chart:axis chart:dimension="x" chart:name="primary-x" chart:style-name="ch5" chartooo:axis-type="auto">
            <chartooo:date-scale/>
            <chart:title svg:x="5.099cm" svg:y="8.043cm" chart:style-name="ch6">
              <text:p>Array Length (000's)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524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1</svg:desc>
                </draw:g>
              </table:table-cell>
              <table:table-cell office:value-type="float" office:value="0.167987942695618">
                <text:p>0.167987942695618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2.650031924248">
                <text:p>152.650031924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828693985939">
                <text:p>57.8286939859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2.017542004585">
                <text:p>122.0175420045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3.617745995522">
                <text:p>213.6177459955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33.346557974815">
                <text:p>333.346557974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4.185574054718">
                <text:p>484.1855740547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9.715189933777">
                <text:p>649.7151899337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52.815230965614">
                <text:p>852.8152309656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77.07023191452">
                <text:p>1077.070231914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19.96327710152">
                <text:p>1319.9632771015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96.97655403614">
                <text:p>1596.976554036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97.64308106899">
                <text:p>1897.643081068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34.81048989296">
                <text:p>2234.810489892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37.21906304359">
                <text:p>2637.219063043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19.60599696636">
                <text:p>3019.605996966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09.85906398296">
                <text:p>3409.8590639829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46.38030898571">
                <text:p>3846.380308985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296.91866397858">
                <text:p>4296.9186639785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780.1405800581">
                <text:p>4780.1405800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